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915D972D6E05FAF8.png" manifest:media-type="image/png"/>
  <manifest:file-entry manifest:full-path="Pictures/100C596B000129600001A4C0A6320D95067941FF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x="-0.416cm" svg:y="-0.774cm" svg:width="18.424cm" svg:height="26.067cm" draw:z-index="0"><draw:image xlink:href="Pictures/100C596B000129600001A4C0A6320D95067941FF.pdf" xlink:type="simple" xlink:show="embed" xlink:actuate="onLoad" draw:mime-type="application/pdf"/><draw:image xlink:href="Pictures/100000010000031900000462915D972D6E05FA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0:23:01.989327732</meta:creation-date>
    <dc:date>2022-07-06T10:24:09.699349473</dc:date>
    <meta:editing-duration>PT1M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